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.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4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4.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.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0.7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2cm" svg:x="11.3cm" svg:y="1cm">
          <text:p text:style-name="P1">Skateboard Progress</text:p>
          <text:p text:style-name="P1"><text:s/>Tracker Syst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.1cm" svg:y="4.2cm">
          <text:p text:style-name="P1">Profile Ta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7.8cm" svg:y="4.2cm">
          <text:p text:style-name="P1">Tricks Ta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4.5cm" svg:y="4.2cm">
          <text:p text:style-name="P1">Skateparks Ta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21.2cm" svg:y="4.2cm">
          <text:p text:style-name="P1">Review Ta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.1cm" svg:y="12.1cm">
          <text:p text:style-name="P1">Change N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8.7cm" svg:y="12.1cm">
          <text:p text:style-name="P1">Change Emai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6.3cm" svg:y="12.2cm">
          <text:p text:style-name="P1">Change Pictu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cm" svg:x="1.1cm" svg:y="16.3cm">
          <text:p text:style-name="P1">Get First 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cm" svg:height="2cm" svg:x="6.4cm" svg:y="16.3cm">
          <text:p text:style-name="P1">Get Last Na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2cm" svg:x="11.3cm" svg:y="16.3cm">
          <text:p text:style-name="P1">Get Email Addre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7.3cm" svg:y="16.3cm">
          <text:p text:style-name="P1">Get Image File Path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2cm" svg:y1="3cm" svg:x2="24.4cm" svg:y2="4.2cm">
          <text:p/>
        </draw:line>
        <draw:line draw:style-name="gr5" draw:text-style-name="P1" draw:layer="layout" svg:x1="17.5cm" svg:y1="4.2cm" svg:x2="14.2cm" svg:y2="3cm">
          <text:p/>
        </draw:line>
        <draw:line draw:style-name="gr5" draw:text-style-name="P1" draw:layer="layout" svg:x1="14.3cm" svg:y1="3cm" svg:x2="11cm" svg:y2="4.2cm">
          <text:p/>
        </draw:line>
        <draw:line draw:style-name="gr5" draw:text-style-name="P1" draw:layer="layout" svg:x1="14.2cm" svg:y1="3cm" svg:x2="4.1cm" svg:y2="4.2cm">
          <text:p/>
        </draw:line>
        <draw:line draw:style-name="gr5" draw:text-style-name="P1" draw:layer="layout" svg:x1="10.9cm" svg:y1="6.2cm" svg:x2="10.9cm" svg:y2="7.6cm">
          <text:p/>
        </draw:line>
        <draw:line draw:style-name="gr5" draw:text-style-name="P1" draw:layer="layout" svg:x1="17.5cm" svg:y1="6.2cm" svg:x2="17.5cm" svg:y2="7.6cm">
          <text:p/>
        </draw:line>
        <draw:line draw:style-name="gr5" draw:text-style-name="P1" draw:layer="layout" svg:x1="24.4cm" svg:y1="6.2cm" svg:x2="24.4cm" svg:y2="7.6cm">
          <text:p/>
        </draw:line>
        <draw:line draw:style-name="gr5" draw:text-style-name="P1" draw:layer="layout" svg:x1="4cm" svg:y1="6.2cm" svg:x2="19.2cm" svg:y2="12.2cm">
          <text:p/>
        </draw:line>
        <draw:line draw:style-name="gr5" draw:text-style-name="P1" draw:layer="layout" svg:x1="4cm" svg:y1="6.2cm" svg:x2="11.8cm" svg:y2="12.1cm">
          <text:p/>
        </draw:line>
        <draw:line draw:style-name="gr5" draw:text-style-name="P1" draw:layer="layout" svg:x1="4cm" svg:y1="6.2cm" svg:x2="4cm" svg:y2="12.1cm">
          <text:p/>
        </draw:line>
        <draw:line draw:style-name="gr5" draw:text-style-name="P1" draw:layer="layout" svg:x1="3.9cm" svg:y1="14.1cm" svg:x2="3.9cm" svg:y2="16.3cm">
          <text:p/>
        </draw:line>
        <draw:line draw:style-name="gr5" draw:text-style-name="P1" draw:layer="layout" svg:x1="3.9cm" svg:y1="14.1cm" svg:x2="8.7cm" svg:y2="16.3cm">
          <text:p/>
        </draw:line>
        <draw:line draw:style-name="gr5" draw:text-style-name="P1" draw:layer="layout" svg:x1="12.5cm" svg:y1="14.1cm" svg:x2="14cm" svg:y2="16.3cm">
          <text:p/>
        </draw:line>
        <draw:line draw:style-name="gr5" draw:text-style-name="P1" draw:layer="layout" svg:x1="19.3cm" svg:y1="14.2cm" svg:x2="20.4cm" svg:y2="16.3cm">
          <text:p/>
        </draw:line>
        <draw:frame draw:style-name="gr6" draw:layer="layout" svg:width="2.86cm" svg:height="0.962cm" svg:x="10.7cm" svg:y="8cm">
          <draw:text-box>
            <text:p>Page 57</text:p>
          </draw:text-box>
        </draw:frame>
        <draw:frame draw:style-name="gr6" draw:layer="layout" svg:width="2.86cm" svg:height="0.962cm" svg:x="23.6cm" svg:y="8cm">
          <draw:text-box>
            <text:p>Page 58</text:p>
          </draw:text-box>
        </draw:frame>
        <draw:frame draw:style-name="gr6" draw:layer="layout" svg:width="2.86cm" svg:height="0.962cm" svg:x="16.7cm" svg:y="7.9cm">
          <draw:text-box>
            <text:p>Page 57</text:p>
          </draw:text-box>
        </draw:frame>
        <draw:g>
          <draw:line draw:style-name="gr7" draw:text-style-name="P1" draw:layer="layout" svg:x1="3.7cm" svg:y1="15.6cm" svg:x2="3.7cm" svg:y2="14.9cm">
            <text:p/>
          </draw:line>
          <draw:custom-shape draw:style-name="gr8" draw:text-style-name="P1" draw:layer="layout" svg:width="0.4cm" svg:height="0.4cm" svg:x="3.5cm" svg:y="1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" draw:text-style-name="P1" draw:layer="layout" svg:x1="8.18cm" svg:y1="15.649cm" svg:x2="7.545cm" svg:y2="15.354cm">
            <text:p/>
          </draw:line>
          <draw:custom-shape draw:style-name="gr8" draw:text-style-name="P1" draw:layer="layout" svg:width="0.4cm" svg:height="0.4cm" draw:transform="rotate (1.13568574427271) translate (8.095cm 15.8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" draw:text-style-name="P1" draw:layer="layout" svg:x1="13.984cm" svg:y1="15.662cm" svg:x2="13.546cm" svg:y2="15.116cm">
            <text:p/>
          </draw:line>
          <draw:custom-shape draw:style-name="gr8" draw:text-style-name="P1" draw:layer="layout" svg:width="0.4cm" svg:height="0.4cm" draw:transform="rotate (0.676140552222603) translate (13.828cm 15.7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layer="layout" svg:width="1.5cm" svg:height="1.673cm" svg:x="2.4cm" svg:y="15.2cm">
          <draw:text-box>
            <text:p>FN</text:p>
          </draw:text-box>
        </draw:frame>
        <draw:frame draw:style-name="gr9" draw:layer="layout" svg:width="1.5cm" svg:height="1.673cm" svg:x="6.6cm" svg:y="14.701cm">
          <draw:text-box>
            <text:p>LN</text:p>
          </draw:text-box>
        </draw:frame>
        <draw:frame draw:style-name="gr9" draw:layer="layout" svg:width="1.5cm" svg:height="1.673cm" svg:x="12.9cm" svg:y="14.327cm">
          <draw:text-box>
            <text:p>E</text:p>
          </draw:text-box>
        </draw:frame>
        <draw:frame draw:style-name="gr10" draw:layer="layout" svg:width="0.8cm" svg:height="0.973cm" svg:x="19.6cm" svg:y="14.327cm">
          <draw:text-box>
            <text:p>I</text:p>
          </draw:text-box>
        </draw:frame>
        <draw:g>
          <draw:line draw:style-name="gr7" draw:text-style-name="P1" draw:layer="layout" svg:x1="37.21cm" svg:y1="14.767cm" svg:x2="36.8cm" svg:y2="14.2cm">
            <text:p/>
          </draw:line>
          <draw:custom-shape draw:style-name="gr8" draw:text-style-name="P1" draw:layer="layout" svg:width="0.4cm" svg:height="0.4cm" draw:transform="rotate (0.625700536839967) translate (37.048cm 14.8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" draw:text-style-name="P1" draw:layer="layout" svg:x1="20.586cm" svg:y1="15.623cm" svg:x2="20.148cm" svg:y2="15.077cm">
            <text:p/>
          </draw:line>
          <draw:custom-shape draw:style-name="gr8" draw:text-style-name="P1" draw:layer="layout" svg:width="0.4cm" svg:height="0.4cm" draw:transform="rotate (0.676140552222603) translate (20.43cm 15.7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5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4:48:43.196000000</meta:creation-date>
    <dc:date>2014-12-03T20:48:26.157000000</dc:date>
    <meta:editing-duration>PT20M37S</meta:editing-duration>
    <meta:editing-cycles>5</meta:editing-cycles>
    <meta:generator>LibreOffice/4.3.2.2$Windows_x86 LibreOffice_project/edfb5295ba211bd31ad47d0bad0118690f76407d</meta:generator>
    <meta:document-statistic meta:object-count="48"/>
  </office:meta>
</office:document-meta>
</file>